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Standard">
      <style:text-properties officeooo:rsid="000bc65b" officeooo:paragraph-rsid="000bc65b"/>
    </style:style>
    <style:style style:name="P2" style:family="paragraph" style:parent-style-name="Standard">
      <style:text-properties officeooo:rsid="000c2c12" officeooo:paragraph-rsid="000c2c12"/>
    </style:style>
    <style:style style:name="P3" style:family="paragraph" style:parent-style-name="Standard">
      <style:text-properties officeooo:rsid="000c2c12" officeooo:paragraph-rsid="000f38c1"/>
    </style:style>
    <style:style style:name="P4" style:family="paragraph" style:parent-style-name="Standard">
      <style:paragraph-properties fo:break-before="page"/>
      <style:text-properties officeooo:rsid="000c2c12" officeooo:paragraph-rsid="000f38c1"/>
    </style:style>
    <style:style style:name="P5" style:family="paragraph" style:parent-style-name="Standard">
      <style:text-properties officeooo:rsid="000d5e08" officeooo:paragraph-rsid="000d5e08"/>
    </style:style>
    <style:style style:name="P6" style:family="paragraph" style:parent-style-name="Standard">
      <style:text-properties officeooo:paragraph-rsid="000d5e08"/>
    </style:style>
    <style:style style:name="P7" style:family="paragraph" style:parent-style-name="Standard">
      <style:text-properties style:text-underline-style="solid" style:text-underline-width="auto" style:text-underline-color="font-color" officeooo:paragraph-rsid="000d5e08"/>
    </style:style>
    <style:style style:name="P8" style:family="paragraph" style:parent-style-name="Standard">
      <style:text-properties officeooo:rsid="000f38c1" officeooo:paragraph-rsid="000f38c1"/>
    </style:style>
    <style:style style:name="P9" style:family="paragraph" style:parent-style-name="Standard">
      <style:paragraph-properties fo:break-before="page"/>
      <style:text-properties officeooo:rsid="000f38c1" officeooo:paragraph-rsid="000f38c1"/>
    </style:style>
    <style:style style:name="P10" style:family="paragraph" style:parent-style-name="Standard">
      <style:text-properties officeooo:rsid="000f38c1" officeooo:paragraph-rsid="000d5e08"/>
    </style:style>
    <style:style style:name="P11" style:family="paragraph" style:parent-style-name="Standard">
      <style:text-properties officeooo:rsid="0012c02e" officeooo:paragraph-rsid="0012c02e"/>
    </style:style>
    <style:style style:name="P12" style:family="paragraph" style:parent-style-name="Text_20_body">
      <style:text-properties fo:font-variant="normal" fo:text-transform="none" fo:color="#000000" loext:opacity="100%" style:text-line-through-style="none" style:text-line-through-type="none" style:font-name="Times New Roman" fo:font-size="10pt" fo:font-style="normal" style:text-underline-style="none" fo:font-weight="normal" officeooo:rsid="000d5e08" officeooo:paragraph-rsid="000d5e08" style:text-blinking="false" fo:background-color="transparent"/>
    </style:style>
    <style:style style:name="P13"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0f38c1" officeooo:paragraph-rsid="000f38c1" style:text-blinking="false" fo:background-color="transparent"/>
    </style:style>
    <style:style style:name="P14"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0f38c1" officeooo:paragraph-rsid="000f38c1" style:text-blinking="false" fo:background-color="transparent"/>
    </style:style>
    <style:style style:name="P15"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0f189" officeooo:paragraph-rsid="0010f189" style:text-blinking="false" fo:background-color="transparent"/>
    </style:style>
    <style:style style:name="P16"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29480" officeooo:paragraph-rsid="0012c02e" style:text-blinking="false" fo:background-color="transparent"/>
    </style:style>
    <style:style style:name="P17"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2c02e" officeooo:paragraph-rsid="0012c02e" style:text-blinking="false" fo:background-color="transparent"/>
    </style:style>
    <style:style style:name="P18"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officeooo:rsid="00138656" officeooo:paragraph-rsid="00138656" style:text-blinking="false" fo:background-color="transparent"/>
    </style:style>
    <style:style style:name="P19"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officeooo:paragraph-rsid="00138656"/>
    </style:style>
    <style:style style:name="P20" style:family="paragraph" style:parent-style-name="Text_20_body">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officeooo:rsid="00138656" officeooo:paragraph-rsid="00138656"/>
    </style:style>
    <style:style style:name="P21" style:family="paragraph" style:parent-style-name="Standard">
      <style:text-properties fo:font-weight="bold" officeooo:rsid="000bc65b" officeooo:paragraph-rsid="000bc65b" style:font-weight-asian="bold" style:font-weight-complex="bold"/>
    </style:style>
    <style:style style:name="P22" style:family="paragraph" style:parent-style-name="Text_20_body" style:list-style-name="L1">
      <loext:graphic-properties draw:fill="none" draw:fill-color="#ffffff"/>
      <style:paragraph-properties fo:margin-left="0.508cm" fo:margin-right="0cm" fo:margin-top="0cm" fo:margin-bottom="0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left="0.508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P24" style:family="paragraph" style:parent-style-name="Text_20_body" style:list-style-name="L1">
      <loext:graphic-properties draw:fill="none" draw:fill-color="#ffffff"/>
      <style:paragraph-properties fo:margin-left="0cm" fo:margin-right="0cm" fo:margin-top="0cm" fo:margin-bottom="0.369cm" style:contextual-spacing="false" fo:line-height="129%"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style>
    <style:style style:name="T1" style:family="text">
      <style:text-properties officeooo:rsid="000f38c1"/>
    </style:style>
    <style:style style:name="T2" style:family="text">
      <style:text-properties officeooo:rsid="0010f189"/>
    </style:style>
    <style:style style:name="T3" style:family="text">
      <style:text-properties officeooo:rsid="00129480"/>
    </style:style>
    <style:style style:name="T4" style:family="text">
      <style:text-properties officeooo:rsid="0012c02e"/>
    </style:style>
    <style:style style:name="T5" style:family="text">
      <style:text-properties fo:font-variant="normal" fo:text-transform="none" fo:color="#000000" loext:opacity="100%" style:text-line-through-style="none" style:text-line-through-type="none" style:font-name="Times New Roman" fo:font-size="10pt" fo:font-style="normal" style:text-underline-style="none" fo:font-weight="normal" officeooo:rsid="00138656" style:text-blinking="false" fo:background-color="transparent" loext:char-shading-value="0"/>
    </style:style>
    <style:style style:name="T6" style:family="text">
      <style:text-properties officeooo:rsid="001495c9"/>
    </style:style>
    <style:style style:name="T7"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ocumentación</text:p>
      <text:p text:style-name="P1"/>
      <text:p text:style-name="P2">Indice </text:p>
      <text:p text:style-name="P2"/>
      <text:p text:style-name="P2">Objetivos</text:p>
      <text:p text:style-name="P2"/>
      <text:p text:style-name="P2">Tecnologías utilizadas para el proyecto</text:p>
      <text:p text:style-name="P2"/>
      <text:p text:style-name="P3">Estructura del software</text:p>
      <text:p text:style-name="P3"/>
      <text:p text:style-name="P11">Docker</text:p>
      <text:p text:style-name="P4"><text:s/><text:span text:style-name="T1">Objetivos</text:span></text:p>
      <text:p text:style-name="P8">El objetivo de este proyecto es realizar un software utilizando que contenga los tres modulos de la carrera para poder presentar, inteleigencia artifial, distribuidos y requerimientos de software.</text:p>
      <text:p text:style-name="P8"/>
      <text:p text:style-name="P10"/>
      <text:p text:style-name="P9">Tecnologías usadas para el proyecto.</text:p>
      <text:p text:style-name="P8"/>
      <text:p text:style-name="P5"/>
      <text:p text:style-name="P12"><text:bookmark text:name="docs-internal-guid-7d442ff6-7fff-215a-59ad-d177dfa60a4c"/>El software hace uso de versiones específicas para este proyecto en algunos casos es necesario tener las versiones para evitar problemas de compatibilidad:</text:p>
      <text:list xml:id="list1439398752" text:style-name="L1">
        <text:list-item>
          <text:p text:style-name="P22">Unity 2021.4f1</text:p>
        </text:list-item>
        <text:list-item>
          <text:p text:style-name="P22">Java development kit 17</text:p>
        </text:list-item>
        <text:list-item>
          <text:p text:style-name="P22">Maven 3.9.4</text:p>
        </text:list-item>
        <text:list-item>
          <text:p text:style-name="P22">Docker 24.0.5</text:p>
        </text:list-item>
        <text:list-item>
          <text:p text:style-name="P22">Node 17+</text:p>
        </text:list-item>
        <text:list-item>
          <text:p text:style-name="P22">NPM 9.6.7</text:p>
        </text:list-item>
        <text:list-item>
          <text:p text:style-name="P22">C# </text:p>
        </text:list-item>
        <text:list-item>
          <text:p text:style-name="P23">React 18.2.0</text:p>
          <text:p text:style-name="P24"/>
        </text:list-item>
      </text:list>
      <text:p text:style-name="P13">Estructura del software </text:p>
      <text:p text:style-name="P14">El software se divide en cuatro grandes componete base de datos, back-end(Java Srping Boot), React (fron-end) y unity.</text:p>
      <text:p text:style-name="P14">La base de datos se encarga de el guardado de todos los dartos de importacia que se necesitan para la ejcucion del programa, el motor de base de datos para esta tarea es MYSQL, el cual contiene una base de datos llamada “consultorio” dentro de esta se encuattras las tablas </text:p>
      <text:p text:style-name="P14">Java Sprinb Boot (back-end). Patra el desarrollo del back-end utilizamos java, y un framework llamado Spring Boot el cual <text:s/>permite el desarro<text:span text:style-name="T2">llo de micro-servicios para nuestra aplicación.</text:span></text:p>
      <text:p text:style-name="P15">La parte de Java esta dividida en varias carpetas cada una con un objetivo distinto, para esto es necesario ingresar al proyecto llamdo Psychologi2 e buscar la carpeta de com.trabajo.proyectoApi, una vez ahi podra observar las diferentes carpeta que estiste en esta caso se desglosaran de una por una.</text:p>
      <text:p text:style-name="P15">- Models: en la carpeta de Models se encurtan las clases con sus atributos que son los mismos modelos que se alacenaran en la base de datos en este caso estan las de Game, Cusomer y <text:s/>Psychologist, todas las clases hacen uso de lombok, getter y setter, que generan de manera automatica los metodos ademas de algunos metodos que geera ID y controecutpres que se utilizan para la ejecucion del prograa.</text:p>
      <text:p text:style-name="P15">-Repository: <text:span text:style-name="T3">en esta carpeta se guardan los repositorios que es un mecanismo que encapsula el almacenamiento, busqueda y recuperación en una colección de objetos, como es abitual en java sprinb Boot todas las declaraciones que se hacen en esta parte son interfacez que extinede de JpaRepository que ya tiene la mayoria de consultas mas communes, aque en lo particular necesitamos realizar mucas querys de manera mas objetiva a ciertos parametros la declaracion de querys se realizan aquí es esta misma interfaz en este caso las interfaces cuetan con el siguiente nombre CutomerRepository, GameRpository y Psychologistrepository.</text:span></text:p>
      <text:p text:style-name="P15"/>
      <text:p text:style-name="P16">Servicios: la carpeta de servicios tiene los <text:span text:style-name="T4">RestController</text:span> donde tenemos <text:span text:style-name="T4">instacioados todos los micro-servicos que se necesita para el correcto funcionamiento en este caso las clases tiene como atributos las interfaces de Repository… con una anotacion de autowired que quiere refiere a que son archivos de inyeccion, sobre esta se ejecutan la socnsultas a la base de datos. Los nombres que tiene estas clases son las siguientes: CustomerAPI, GameAPI y PsuchologistAPI, </text:span></text:p>
      <text:p text:style-name="P16"><text:span text:style-name="T4">Excepciones: la carpeta de excepciones tiene unas clases </text:span><text:s/><text:span text:style-name="T4">en la que podemos podemos utilizar para eviar mensajes perzonalizados de error en caso de requerirlo para seguir en este caso utilizamos la notacion de spring @ResposeStatus para las clases denttro de esta carpeta.</text:span></text:p>
      <text:p text:style-name="P17">Test de integracion:</text:p>
      <text:p text:style-name="P17">Parte continua en desarrrollo.</text:p>
      <text:p text:style-name="P17">Archivos de configuracion.</text:p>
      <text:p text:style-name="P17">En la rutra raiz del proyecto podra observar dos archivos de suma importancia para el proyecto, dockerfile y pom.xml</text:p>
      <text:p text:style-name="P17">El pom.xml es un arhvio que almacena todas las dependencias de que necesita el proyecto para poder funcionar, aquí se puede espesificar el tipo de version que se requiere.</text:p>
      <text:p text:style-name="P17"><text:soft-page-break/>El dockerfile es una arhcivo que se utliza para la creacion de la imagen del back-end ya que le indica a docker donde se encutran los recursos para crear la imagen, comadnos que se deben de ejecutar versiones que se neceista instalar en maquina para que esta puede funcionar.</text:p>
      <text:p text:style-name="P18">Docker</text:p>
      <text:p text:style-name="P19"><text:span text:style-name="T5">Una de las multiples formas de levantar nuestro software es con el uso de docker, </text:span>es una plataforma de software que le permite crear, probar e implementar aplicaciones rápidamente. Docker empaqueta software en unidades estandarizadas llamadas <text:a xlink:type="simple" xlink:href="https://aws.amazon.com/es/containers/" text:style-name="Internet_20_link" text:visited-style-name="Visited_20_Internet_20_Link">contenedores</text:a> que incluyen todo lo necesario para que el software se ejecute, incluidas bibliotecas, herramientas de sistema, código y tiempo de ejecución.</text:p>
      <text:p text:style-name="P20">Podra visualizar que existen un arhivos en la raiz del proyecto llamado docker-compose el es como un sprio de compilacion para generar los contenedores con solo correr un comando y tambien <text:s/>contamos con los archivos dockerfiles, distribuidos por nuestra aplicaion los arhcivos dockerfile se encarga de guardar configuraciones para cada que cuadno se cree un contenedor ya tenga las instruciones de que comando se debe de ejecutar las versiones que necesita para pode ejetura el software, esto puede ser modificados y tiene ya configurados donde encitrar los recursos que se necesitan para generar la imagen para pasarla a la maquina virtual.</text:p>
      <text:p text:style-name="P20"/>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6"/>
      <text:p text:style-name="P7"/>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6:46:18.565688773</meta:creation-date>
    <meta:generator>LibreOffice/7.3.7.2$Linux_X86_64 LibreOffice_project/30$Build-2</meta:generator>
    <dc:date>2023-08-30T14:54:46.825673679</dc:date>
    <meta:editing-duration>PT15M23S</meta:editing-duration>
    <meta:editing-cycles>3</meta:editing-cycles>
    <meta:document-statistic meta:table-count="0" meta:image-count="0" meta:object-count="0" meta:page-count="7" meta:paragraph-count="37" meta:word-count="788" meta:character-count="4952" meta:non-whitespace-character-count="4199"/>
  </office:meta>
</office:document-meta>
</file>